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="Arrow_20_concave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/>
    </style:style>
    <style:style style:name="P4" style:family="paragraph">
      <style:text-properties fo:font-size="12pt"/>
    </style:style>
    <style:style style:name="P5" style:family="paragraph">
      <style:text-properties fo:font-size="8pt"/>
    </style:style>
    <style:style style:name="T1" style:family="text">
      <style:text-properties fo:font-size="14pt"/>
    </style:style>
    <style:style style:name="T2" style:family="text">
      <style:text-properties fo:font-size="12pt"/>
    </style:style>
    <style:style style:name="T3" style:family="text">
      <style:text-properties fo:font-size="12pt" fo:font-style="italic"/>
    </style:style>
    <style:style style:name="T4" style:family="text">
      <style:text-properties fo:font-family="Symbol" fo:font-size="12pt"/>
    </style:style>
    <style:style style:name="T5" style:family="text">
      <style:text-properties fo:font-style="italic"/>
    </style:style>
    <style:style style:name="T6" style:family="text">
      <style:text-properties style:text-position="0% 100%" fo:font-size="12pt" fo:font-style="italic"/>
    </style:style>
    <style:style style:name="T7" style:family="text">
      <style:text-properties style:text-position="-33% 58%" fo:font-size="12pt" fo:font-style="italic"/>
    </style:style>
    <style:style style:name="T8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2.135cm" svg:y1="3.205cm" svg:x2="2.135cm" svg:y2="7.65cm">
          <text:p text:style-name="P2"/>
        </draw:line>
        <draw:frame draw:style-name="gr2" draw:text-style-name="P3" draw:layer="layout" svg:width="2.039cm" svg:height="0.806cm" draw:transform="rotate (1.56748020121581) translate (1.338cm 6.519cm)">
          <draw:text-box>
            <text:p text:style-name="P2"><text:span text:style-name="T1">Energy</text:span></text:p>
          </draw:text-box>
        </draw:frame>
        <draw:line draw:style-name="gr3" draw:text-style-name="P1" draw:layer="layout" svg:x1="2.79cm" svg:y1="8.36cm" svg:x2="5.33cm" svg:y2="8.36cm">
          <text:p text:style-name="P2"/>
        </draw:line>
        <draw:line draw:style-name="gr3" draw:text-style-name="P1" draw:layer="layout" svg:x1="2.79cm" svg:y1="4.26cm" svg:x2="5.33cm" svg:y2="4.26cm">
          <text:p text:style-name="P2"/>
        </draw:line>
        <draw:line draw:style-name="gr3" draw:text-style-name="P1" draw:layer="layout" svg:x1="6.89cm" svg:y1="8.76cm" svg:x2="9.43cm" svg:y2="8.76cm">
          <text:p text:style-name="P2"/>
        </draw:line>
        <draw:line draw:style-name="gr3" draw:text-style-name="P1" draw:layer="layout" svg:x1="6.89cm" svg:y1="7.86cm" svg:x2="9.43cm" svg:y2="7.86cm">
          <text:p text:style-name="P2"/>
        </draw:line>
        <draw:line draw:style-name="gr3" draw:text-style-name="P1" draw:layer="layout" svg:x1="6.89cm" svg:y1="6.16cm" svg:x2="9.43cm" svg:y2="6.16cm">
          <text:p text:style-name="P2"/>
        </draw:line>
        <draw:line draw:style-name="gr3" draw:text-style-name="P1" draw:layer="layout" svg:x1="6.89cm" svg:y1="5.236cm" svg:x2="9.43cm" svg:y2="5.236cm">
          <text:p text:style-name="P2"/>
        </draw:line>
        <draw:line draw:style-name="gr3" draw:text-style-name="P1" draw:layer="layout" svg:x1="6.89cm" svg:y1="4.312cm" svg:x2="9.43cm" svg:y2="4.312cm">
          <text:p text:style-name="P2"/>
        </draw:line>
        <draw:line draw:style-name="gr3" draw:text-style-name="P1" draw:layer="layout" svg:x1="6.89cm" svg:y1="3.36cm" svg:x2="9.43cm" svg:y2="3.36cm">
          <text:p text:style-name="P2"/>
        </draw:line>
        <draw:line draw:style-name="gr3" draw:text-style-name="P1" draw:layer="layout" svg:x1="6.89cm" svg:y1="2.408cm" svg:x2="9.43cm" svg:y2="2.408cm">
          <text:p text:style-name="P2"/>
        </draw:line>
        <draw:frame draw:style-name="gr2" draw:text-style-name="P4" draw:layer="layout" svg:width="0.938cm" svg:height="0.725cm" svg:x="3.577cm" svg:y="7.668cm">
          <draw:text-box>
            <text:p text:style-name="P2"><text:span text:style-name="T2">2</text:span><text:span text:style-name="T3">s</text:span></text:p>
          </draw:text-box>
        </draw:frame>
        <draw:frame draw:style-name="gr2" draw:text-style-name="P4" draw:layer="layout" svg:width="0.964cm" svg:height="0.725cm" svg:x="3.577cm" svg:y="3.569cm">
          <draw:text-box>
            <text:p text:style-name="P2"><text:span text:style-name="T2">2</text:span><text:span text:style-name="T3">p</text:span></text:p>
          </draw:text-box>
        </draw:frame>
        <draw:frame draw:style-name="gr2" draw:text-style-name="P4" draw:layer="layout" svg:width="2.774cm" svg:height="0.725cm" svg:x="2.778cm" svg:y="8.47cm">
          <draw:text-box>
            <text:p text:style-name="P2"><text:span text:style-name="T3">l</text:span><text:span text:style-name="T2"> = 0; </text:span><text:span text:style-name="T3">s</text:span><text:span text:style-name="T2"> = 1/2</text:span></text:p>
          </draw:text-box>
        </draw:frame>
        <draw:frame draw:style-name="gr2" draw:text-style-name="P4" draw:layer="layout" svg:width="2.774cm" svg:height="0.725cm" svg:x="2.85cm" svg:y="4.295cm">
          <draw:text-box>
            <text:p text:style-name="P2"><text:span text:style-name="T3">l</text:span><text:span text:style-name="T2"> = 1; </text:span><text:span text:style-name="T3">s</text:span><text:span text:style-name="T2"> = 1/2</text:span></text:p>
          </draw:text-box>
        </draw:frame>
        <draw:frame draw:style-name="gr2" draw:text-style-name="P4" draw:layer="layout" svg:width="2.585cm" svg:height="0.725cm" svg:x="9.352cm" svg:y="1.996cm">
          <draw:text-box>
            <text:p text:style-name="P2"><text:span text:style-name="T2">+1</text:span><text:span text:style-name="T2"><text:tab/></text:span><text:span text:style-name="T2">+1/2</text:span></text:p>
          </draw:text-box>
        </draw:frame>
        <draw:frame draw:style-name="gr2" draw:text-style-name="P4" draw:layer="layout" svg:width="2.585cm" svg:height="0.725cm" svg:x="9.352cm" svg:y="2.956cm">
          <draw:text-box>
            <text:p text:style-name="P2"><text:span text:style-name="T3"><text:s text:c="2"/></text:span><text:span text:style-name="T2">0</text:span><text:span text:style-name="T2"><text:tab/></text:span><text:span text:style-name="T2">+1/2</text:span></text:p>
          </draw:text-box>
        </draw:frame>
        <draw:frame draw:style-name="gr2" draw:text-style-name="P4" draw:layer="layout" svg:width="2.585cm" svg:height="1.361cm" svg:x="9.352cm" svg:y="3.516cm">
          <draw:text-box>
            <text:p text:style-name="P2"><text:span text:style-name="T3">+</text:span><text:span text:style-name="T2">1</text:span><text:span text:style-name="T2"><text:tab/></text:span><text:span text:style-name="T4">-</text:span><text:span text:style-name="T2">1/2</text:span></text:p>
            <text:p text:style-name="P2"><text:span text:style-name="T4">-</text:span><text:span text:style-name="T2">1</text:span><text:span text:style-name="T2"><text:tab/></text:span><text:span text:style-name="T2">+1/2</text:span></text:p>
          </draw:text-box>
        </draw:frame>
        <draw:frame draw:style-name="gr2" draw:text-style-name="P4" draw:layer="layout" svg:width="2.581cm" svg:height="0.806cm" svg:x="9.352cm" svg:y="4.794cm">
          <draw:text-box>
            <text:p text:style-name="P2"><text:span text:style-name="T2"><text:s text:c="2"/></text:span><text:span text:style-name="T2">0</text:span><text:span text:style-name="T2"><text:tab/></text:span><text:span text:style-name="T4">-</text:span><text:span text:style-name="T2">1/2</text:span></text:p>
          </draw:text-box>
        </draw:frame>
        <draw:frame draw:style-name="gr2" draw:text-style-name="P4" draw:layer="layout" svg:width="2.581cm" svg:height="0.806cm" svg:x="9.352cm" svg:y="5.697cm">
          <draw:text-box>
            <text:p text:style-name="P2"><text:span text:style-name="T4">-</text:span><text:span text:style-name="T2">1</text:span><text:span text:style-name="T2"><text:tab/></text:span><text:span text:style-name="T4">-</text:span><text:span text:style-name="T2">1/2</text:span></text:p>
          </draw:text-box>
        </draw:frame>
        <draw:frame draw:style-name="gr2" draw:text-style-name="P4" draw:layer="layout" svg:width="2.581cm" svg:height="0.806cm" svg:x="9.3cm" svg:y="7.397cm">
          <draw:text-box>
            <text:p text:style-name="P2"><text:span text:style-name="T3"><text:s text:c="2"/></text:span><text:span text:style-name="T2">0</text:span><text:span text:style-name="T2"><text:tab/></text:span><text:span text:style-name="T4">+</text:span><text:span text:style-name="T2">1/2</text:span></text:p>
          </draw:text-box>
        </draw:frame>
        <draw:frame draw:style-name="gr2" draw:text-style-name="P4" draw:layer="layout" svg:width="2.581cm" svg:height="0.806cm" svg:x="9.3cm" svg:y="8.298cm">
          <draw:text-box>
            <text:p text:style-name="P2"><text:span text:style-name="T3"><text:s text:c="2"/></text:span><text:span text:style-name="T2">0</text:span><text:span text:style-name="T2"><text:tab/></text:span><text:span text:style-name="T4">-</text:span><text:span text:style-name="T2">1/2</text:span></text:p>
          </draw:text-box>
        </draw:frame>
        <draw:frame draw:style-name="gr2" draw:layer="layout" svg:width="2cm" svg:height="0.962cm" svg:x="2.99cm" svg:y="1.009cm">
          <draw:text-box>
            <text:p text:style-name="P2"><text:span text:style-name="T5">B</text:span> = 0</text:p>
          </draw:text-box>
        </draw:frame>
        <draw:frame draw:style-name="gr2" draw:layer="layout" svg:width="2cm" svg:height="0.962cm" svg:x="7.19cm" svg:y="1.009cm">
          <draw:text-box>
            <text:p text:style-name="P2"><text:span text:style-name="T5">B</text:span> &gt; 0</text:p>
          </draw:text-box>
        </draw:frame>
        <draw:frame draw:style-name="gr2" draw:text-style-name="P4" draw:layer="layout" svg:width="2.242cm" svg:height="0.826cm" svg:x="9.353cm" svg:y="1.196cm">
          <draw:text-box>
            <text:p text:style-name="P2"><text:span text:style-name="T6">m</text:span><text:span text:style-name="T7">l </text:span><text:span text:style-name="T7"><text:tab/></text:span><text:span text:style-name="T3">m</text:span><text:span text:style-name="T7">s</text:span></text:p>
          </draw:text-box>
        </draw:frame>
        <draw:line draw:style-name="gr3" draw:text-style-name="P1" draw:layer="layout" svg:x1="6.89cm" svg:y1="4.212cm" svg:x2="9.43cm" svg:y2="4.212cm">
          <text:p text:style-name="P2"/>
        </draw:line>
        <draw:frame draw:style-name="gr2" draw:text-style-name="P5" draw:layer="layout" svg:width="1.924cm" svg:height="0.569cm" svg:x="7.24cm" svg:y="3.76cm">
          <draw:text-box>
            <text:p text:style-name="P2"><text:span text:style-name="T8">degener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10.1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Jussi Eloranta</meta:initial-creator>
    <meta:creation-date>2007-06-10T21:03:16</meta:creation-date>
    <dc:creator>Jussi Eloranta</dc:creator>
    <dc:date>2007-06-10T22:04:19</dc:date>
    <dc:language>en-US</dc:language>
    <meta:editing-cycles>22</meta:editing-cycles>
    <meta:editing-duration>PT1H1M3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